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application/vnd.sun.star.oleobject" manifest:full-path="Object 1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right" draw:textarea-vertical-align="top" draw:auto-grow-height="true" fo:padding-top="0.13cm" fo:padding-bottom="0.13cm" fo:padding-left="0.25cm" fo:padding-right="0.25cm" fo:wrap-option="no-wrap" draw:shadow="hidden" draw:shadow-color="#808080"/>
      <style:paragraph-properties style:writing-mode="tb-rl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0" style:family="graphic" style:parent-style-name="standard">
      <style:graphic-properties draw:stroke="solid" svg:stroke-width="0.026cm" svg:stroke-color="#000000" draw:marker-end="線の終点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marker-end="線の終点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marker-start="線の終点_20_3" draw:marker-start-width="0.21cm" draw:marker-start-center="false" draw:marker-end="線の終点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marker-end="線の終点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marker-end="線の終点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marker-end="線の終点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solid" svg:stroke-width="0.026cm" svg:stroke-color="#000000" draw:marker-end="線の終点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marker-end="線の終点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marker-end="線の終点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visible-area-left="0cm" draw:visible-area-top="0cm" draw:visible-area-width="22.462cm" draw:visible-area-height="12.514cm" draw:ole-draw-aspect="1"/>
    </style:style>
    <style:style style:name="gr22" style:family="graphic" style:parent-style-name="standard">
      <style:graphic-properties draw:ole-draw-aspect="1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pr1" style:family="presentation" style:parent-style-name="標準-title">
      <style:graphic-properties draw:stroke="none" draw:fill="none" draw:fill-color="#bbe0e3" fo:min-height="4.085cm" draw:shadow="hidden" draw:shadow-color="#808080"/>
    </style:style>
    <style:style style:name="pr2" style:family="presentation" style:parent-style-name="標準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標準-notes">
      <style:graphic-properties draw:fill-color="#ffffff" fo:min-height="11.43cm"/>
    </style:style>
    <style:style style:name="pr4" style:family="presentation" style:parent-style-name="標準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標準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 style:writing-mode="tb-rl"/>
    </style:style>
    <style:style style:name="P4" style:family="paragraph">
      <style:paragraph-properties style:writing-mode="tb-rl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margin-top="0.264cm" fo:margin-bottom="0cm" fo:text-indent="0cm"/>
    </style:style>
    <style:style style:name="P8" style:family="paragraph">
      <style:paragraph-properties fo:margin-left="0cm" fo:margin-right="0cm" fo:margin-top="0.264cm" fo:margin-bottom="0cm" fo:line-height="100%" fo:text-align="start" fo:text-indent="0cm" style:punctuation-wrap="hanging" style:line-break="strict" style:writing-mode="lr-tb"/>
    </style:style>
    <style:style style:name="P9" style:family="paragraph"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text-align="center" fo:text-indent="0cm"/>
      <style:text-properties fo:font-size="12pt" style:font-size-asian="12pt"/>
    </style:style>
    <style:style style:name="P1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text-indent="0cm" style:writing-mode="tb-rl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margin-left="0cm" fo:margin-right="0cm" fo:text-indent="0cm"/>
      <style:text-properties style:font-size-asian="12pt"/>
    </style:style>
    <style:style style:name="T1" style:family="text">
      <style:text-properties fo:language="en" fo:country="US" style:language-asian="ja" style:country-asian="JP"/>
    </style:style>
    <style:style style:name="T2" style:family="text">
      <style:text-properties fo:font-size="12pt" fo:language="en" fo:country="US" style:font-size-asian="12pt" style:language-asian="ja" style:country-asian="JP" style:font-size-complex="12pt"/>
    </style:style>
    <style:style style:name="T3" style:family="text">
      <style:text-properties fo:color="#000000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2pt" style:language-asian="ja" style:country-asian="JP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font-relief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(c)2009 Tatsuo Ishii</presentation:footer-decl>
      <presentation:date-time-decl presentation:name="dtd1" presentation:source="fixed">2009/05/30</presentation:date-time-decl>
      <draw:page draw:name="page1" draw:style-name="dp1" draw:master-page-name="標準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">PostgreSQL</text:span><text:span text:style-name="T1">の利用形態</text:span></text:p>
          </draw:text-box>
        </draw:frame>
        <draw:custom-shape draw:style-name="gr2" draw:text-style-name="P2" draw:layer="layout" svg:width="7.801cm" svg:height="10.8cm" svg:x="2.099cm" svg:y="5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9cm" svg:height="1.023cm" svg:x="2.303cm" svg:y="5.724cm">
          <text:p text:style-name="P1">C言語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.263cm" svg:height="1.596cm" svg:x="8.311cm" svg:y="7.325cm">
          <text:p text:style-name="P3"><text:span text:style-name="T1">libpq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806cm" svg:height="1.023cm" svg:x="2.506cm" svg:y="7.126cm">
          <text:p text:style-name="P1">PHP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28cm" svg:height="1.023cm" svg:x="2.506cm" svg:y="8.524cm">
          <text:p text:style-name="P1"><text:span text:style-name="T1">Perl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79cm" svg:height="1.023cm" svg:x="2.507cm" svg:y="10.125cm">
          <text:p text:style-name="P1">Ruby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475cm" svg:height="1.023cm" svg:x="2.506cm" svg:y="11.725cm">
          <text:p text:style-name="P1">Python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84cm" svg:height="1.023cm" svg:x="2.705cm" svg:y="13.326cm">
          <text:p text:style-name="P1">Java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5cm" svg:height="1.023cm" svg:x="2.705cm" svg:y="14.724cm">
          <text:p text:style-name="P1">ODBC</text:p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2.099cm" svg:y1="6.923cm" svg:x2="7.699cm" svg:y2="6.923cm">
          <text:p/>
        </draw:line>
        <draw:line draw:style-name="gr5" draw:text-style-name="P5" draw:layer="layout" svg:x1="7.699cm" svg:y1="6.923cm" svg:x2="7.699cm" svg:y2="12.925cm">
          <text:p/>
        </draw:line>
        <draw:line draw:style-name="gr5" draw:text-style-name="P5" draw:layer="layout" svg:x1="2.099cm" svg:y1="13.123cm" svg:x2="9.9cm" svg:y2="13.123cm">
          <text:p/>
        </draw:line>
        <draw:line draw:style-name="gr5" draw:text-style-name="P5" draw:layer="layout" svg:x1="2.099cm" svg:y1="14.526cm" svg:x2="9.9cm" svg:y2="14.526cm">
          <text:p/>
        </draw:line>
        <draw:custom-shape draw:style-name="gr2" draw:text-style-name="P2" draw:layer="layout" svg:width="7.598cm" svg:height="10.606cm" svg:x="15.901cm" svg:y="5.719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9.9cm" svg:y1="11.126cm" svg:x2="15.901cm" svg:y2="11.126cm">
          <text:p/>
        </draw:line>
        <draw:custom-shape draw:style-name="gr3" draw:text-style-name="P2" draw:layer="layout" svg:width="2.551cm" svg:height="1.023cm" svg:x="11.045cm" svg:y="9.781cm">
          <text:p text:style-name="P1">TCP/IP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772cm" svg:height="1.023cm" svg:x="11.249cm" svg:y="11.381cm">
          <text:p text:style-name="P1">SQL</text:p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2.099cm" svg:y1="8.326cm" svg:x2="7.699cm" svg:y2="8.326cm">
          <text:p/>
        </draw:line>
        <draw:line draw:style-name="gr5" draw:text-style-name="P5" draw:layer="layout" svg:x1="2.099cm" svg:y1="9.926cm" svg:x2="7.699cm" svg:y2="9.926cm">
          <text:p/>
        </draw:line>
        <draw:line draw:style-name="gr5" draw:text-style-name="P5" draw:layer="layout" svg:x1="2.099cm" svg:y1="11.527cm" svg:x2="7.699cm" svg:y2="11.527cm">
          <text:p/>
        </draw:line>
        <draw:custom-shape draw:style-name="gr3" draw:text-style-name="P2" draw:layer="layout" svg:width="6.463cm" svg:height="1.023cm" svg:x="2.667cm" svg:y="4.18cm">
          <text:p text:style-name="P1">DBアプリケーション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956cm" svg:height="1.023cm" svg:x="17.253cm" svg:y="4.18cm">
          <text:p text:style-name="P1"><text:span text:style-name="T1">PostgreSQL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6.2cm" svg:height="2.602cm" svg:x="16.7cm" svg:y="6.725cm">
          <text:p text:style-name="P6">DBエンジン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01cm" svg:height="5.601cm" svg:x="16.902cm" svg:y="10.3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6cm" svg:height="3.852cm" svg:x="16.7cm" svg:y="10.724cm">
          <text:p text:style-name="P7"><text:span text:style-name="T2">ユーザ定義関数</text:span></text:p>
          <text:list text:style-name="L1">
            <text:list-item>
              <text:p text:style-name="P7"><text:span text:style-name="T2">ストアドプロシジャ</text:span></text:p>
              <text:list>
                <text:list-item>
                  <text:p text:style-name="P8"><text:span text:style-name="T3">PL/pgSQL</text:span></text:p>
                </text:list-item>
                <text:list-item>
                  <text:p text:style-name="P8"><text:span text:style-name="T3">PL/perl</text:span></text:p>
                </text:list-item>
                <text:list-item>
                  <text:p text:style-name="P8"><text:span text:style-name="T3">PL/pyth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19.5cm" svg:y1="9.327cm" svg:x2="19.5cm" svg:y2="10.323cm">
          <text:p/>
        </draw:lin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 presentation:use-footer-name="ftr1" presentation:use-date-time-name="dtd1">
        <office:forms form:automatic-focus="false" form:apply-design-mode="false"/>
        <draw:custom-shape draw:style-name="gr9" draw:text-style-name="P2" draw:layer="layout" svg:width="4.802cm" svg:height="1.998cm" svg:x="0.299cm" svg:y="6.824cm">
          <text:p text:style-name="P6">アプリケーション</text:p>
          <draw:enhanced-geometry svg:viewBox="0 0 21600 21600" draw:type="rectangle" draw:enhanced-path="M 0 0 L 21600 0 21600 21600 0 21600 0 0 Z N"/>
        </draw:custom-shape>
        <draw:custom-shape draw:style-name="gr9" draw:text-style-name="P2" xml:id="id1" draw:id="id1" draw:layer="layout" svg:width="5.799cm" svg:height="3.003cm" svg:x="7.699cm" svg:y="6.824cm">
          <text:p text:style-name="P6"><text:span text:style-name="T1">posgres</text:span></text:p>
          <text:p text:style-name="P6"><text:span text:style-name="T1">（</text:span><text:span text:style-name="T1">PostgreSQL</text:span></text:p>
          <text:p text:style-name="P6"><text:span text:style-name="T1">管理デーモン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001cm" svg:height="2.598cm" svg:x="7.699cm" svg:y="12.424cm">
          <text:p text:style-name="P6"><text:span text:style-name="T1">postgres</text:span></text:p>
          <text:p text:style-name="P6"><text:span text:style-name="T1">(</text:span><text:span text:style-name="T1">データベース</text:span></text:p>
          <text:p text:style-name="P6"><text:span text:style-name="T1">エンジン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5.101cm" svg:y1="7.825cm" svg:x2="7.699cm" svg:y2="7.825cm">
          <text:p/>
        </draw:line>
        <draw:custom-shape draw:style-name="gr3" draw:text-style-name="P2" draw:layer="layout" svg:width="1.772cm" svg:height="1.785cm" svg:x="5.247cm" svg:y="7.04cm">
          <text:p text:style-name="P1">接続</text:p>
          <text:p text:style-name="P1">要求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10.499cm" svg:y1="9.823cm" svg:x2="10.499cm" svg:y2="12.424cm">
          <text:p/>
        </draw:line>
        <draw:custom-shape draw:style-name="gr3" draw:text-style-name="P2" draw:layer="layout" svg:width="1.772cm" svg:height="1.023cm" svg:x="10.649cm" svg:y="10.44cm">
          <text:p text:style-name="P1">起動</text:p>
          <draw:enhanced-geometry svg:viewBox="0 0 21600 21600" draw:type="mso-spt202" draw:enhanced-path="M 0 0 L 21600 0 21600 21600 0 21600 0 0 Z N"/>
        </draw:custom-shape>
        <draw:line draw:style-name="gr12" draw:text-style-name="P5" draw:layer="layout" svg:x1="2.698cm" svg:y1="8.822cm" svg:x2="7.699cm" svg:y2="13.624cm">
          <text:p/>
        </draw:line>
        <draw:custom-shape draw:style-name="gr3" draw:text-style-name="P2" draw:layer="layout" svg:width="3.677cm" svg:height="1.785cm" svg:x="2.086cm" svg:y="11.243cm">
          <text:p text:style-name="P1">問い合わせ</text:p>
          <text:p text:style-name="P1">のやりとり</text:p>
          <draw:enhanced-geometry svg:viewBox="0 0 21600 21600" draw:type="mso-spt202" draw:enhanced-path="M 0 0 L 21600 0 21600 21600 0 21600 0 0 Z N"/>
        </draw:custom-shape>
        <draw:custom-shape draw:style-name="gr9" draw:text-style-name="P9" xml:id="id11" draw:id="id11" draw:layer="layout" svg:width="3cm" svg:height="1.675cm" svg:x="22cm" svg:y="8.6cm">
          <text:p text:style-name="P6"><text:span text:style-name="T4">データベー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xml:id="id3" draw:id="id3" draw:layer="layout" svg:width="3.819cm" svg:height="0.875cm" svg:x="16.501cm" svg:y="0.925cm">
          <text:p text:style-name="P6"><text:span text:style-name="T2">postgresql.conf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" draw:id="id4" draw:layer="layout" svg:width="3.827cm" svg:height="0.877cm" svg:x="16.501cm" svg:y="2.223cm">
          <text:p text:style-name="P6"><text:span text:style-name="T2">pg_hba.conf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801cm" svg:height="1.398cm" svg:x="16.699cm" svg:y="6.725cm">
          <text:p text:style-name="P6"><text:span text:style-name="T4">wal writer</text:span></text:p>
          <text:p text:style-name="P6"><text:span text:style-name="T4">proces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3.801cm" svg:height="1.398cm" svg:x="16.699cm" svg:y="8.528cm">
          <text:p text:style-name="P6"><text:span text:style-name="T4">writer</text:span></text:p>
          <text:p text:style-name="P6"><text:span text:style-name="T4">process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3.502cm" svg:y1="8.623cm" svg:x2="16.699cm" svg:y2="9.025cm">
          <text:p/>
        </draw:line>
        <draw:line draw:style-name="gr14" draw:text-style-name="P5" draw:layer="layout" svg:x1="13.502cm" svg:y1="8.623cm" svg:x2="16.699cm" svg:y2="10.824cm">
          <text:p/>
        </draw:line>
        <draw:custom-shape draw:style-name="gr9" draw:text-style-name="P2" draw:layer="layout" svg:width="3.801cm" svg:height="1.398cm" svg:x="16.699cm" svg:y="10.526cm">
          <text:p text:style-name="P6"><text:span text:style-name="T4">stats collector</text:span></text:p>
          <text:p text:style-name="P6"><text:span text:style-name="T4">process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3.502cm" svg:y1="8.623cm" svg:x2="16.699cm" svg:y2="12.826cm">
          <text:p/>
        </draw:line>
        <draw:custom-shape draw:style-name="gr9" draw:text-style-name="P2" draw:layer="layout" svg:width="3.801cm" svg:height="1.398cm" svg:x="16.7cm" svg:y="12.426cm">
          <text:p text:style-name="P6"><text:span text:style-name="T4">autovacuum</text:span></text:p>
          <text:p text:style-name="P6"><text:span text:style-name="T4">launcher</text:span></text:p>
          <text:p text:style-name="P6"><text:span text:style-name="T4">process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3.503cm" svg:y1="8.624cm" svg:x2="16.8cm" svg:y2="14.7cm">
          <text:p/>
        </draw:line>
        <draw:custom-shape draw:style-name="gr9" draw:text-style-name="P2" xml:id="id2" draw:id="id2" draw:layer="layout" svg:width="3.801cm" svg:height="1.398cm" svg:x="16.7cm" svg:y="5.025cm">
          <text:p text:style-name="P6"><text:span text:style-name="T4">logger</text:span></text:p>
          <text:p text:style-name="P6"><text:span text:style-name="T4">process</text:span></text:p>
          <draw:enhanced-geometry svg:viewBox="0 0 21600 21600" draw:type="rectangle" draw:enhanced-path="M 0 0 L 21600 0 21600 21600 0 21600 0 0 Z N"/>
        </draw:custom-shape>
        <draw:connector draw:style-name="gr16" draw:layer="layout" draw:type="line" svg:x1="13.498cm" svg:y1="8.325cm" svg:x2="16.7cm" svg:y2="5.724cm" draw:start-shape="id1" draw:start-glue-point="1" draw:end-shape="id2" draw:end-glue-point="3" svg:d="m13498 8325 3202-2601">
          <text:p/>
        </draw:connector>
        <draw:connector draw:style-name="gr16" draw:layer="layout" draw:type="line" svg:x1="13.498cm" svg:y1="8.326cm" svg:x2="16.501cm" svg:y2="1.362cm" draw:end-shape="id3" draw:end-glue-point="3" svg:d="m13498 8326 3003-6964">
          <text:p/>
        </draw:connector>
        <draw:connector draw:style-name="gr16" draw:layer="layout" draw:type="line" svg:x1="13.498cm" svg:y1="8.326cm" svg:x2="16.501cm" svg:y2="2.661cm" draw:end-shape="id4" draw:end-glue-point="3" svg:d="m13498 8326 3003-5665">
          <text:p/>
        </draw:connector>
        <draw:custom-shape draw:style-name="gr9" draw:text-style-name="P2" xml:id="id5" draw:id="id5" draw:layer="layout" svg:width="3.801cm" svg:height="1.398cm" svg:x="16.701cm" svg:y="3.425cm">
          <text:p text:style-name="P6"><text:span text:style-name="T4">archiver</text:span></text:p>
          <text:p text:style-name="P6"><text:span text:style-name="T4">process</text:span></text:p>
          <draw:enhanced-geometry svg:viewBox="0 0 21600 21600" draw:type="rectangle" draw:enhanced-path="M 0 0 L 21600 0 21600 21600 0 21600 0 0 Z N"/>
        </draw:custom-shape>
        <draw:connector draw:style-name="gr16" draw:layer="layout" draw:type="line" svg:x1="13.498cm" svg:y1="8.326cm" svg:x2="16.701cm" svg:y2="4.124cm" draw:end-shape="id5" svg:d="m13498 8326 3203-4202">
          <text:p/>
        </draw:connector>
        <draw:custom-shape draw:style-name="gr9" draw:text-style-name="P9" xml:id="id6" draw:id="id6" draw:layer="layout" svg:width="3cm" svg:height="1.675cm" svg:x="22cm" svg:y="2.901cm">
          <text:p text:style-name="P6"><text:span text:style-name="T4">アーカイブ</text:span></text:p>
          <text:p text:style-name="P6"><text:span text:style-name="T4">ログ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xml:id="id9" draw:id="id9" draw:layer="layout" svg:width="3cm" svg:height="1.675cm" svg:x="22cm" svg:y="6.701cm">
          <text:p text:style-name="P6"><text:span text:style-name="T4">WAL</text:span><text:span text:style-name="T4">ログ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xml:id="id7" draw:id="id7" draw:layer="layout" svg:width="3cm" svg:height="1.675cm" svg:x="22cm" svg:y="4.902cm">
          <text:p text:style-name="P6"><text:span text:style-name="T4">ログ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6" draw:layer="layout" draw:type="line" svg:x1="20.502cm" svg:y1="4.124cm" svg:x2="22cm" svg:y2="3.739cm" draw:start-shape="id5" draw:start-glue-point="1" draw:end-shape="id6" draw:end-glue-point="6" svg:d="m20502 4124 1498-385">
          <text:p/>
        </draw:connector>
        <draw:connector draw:style-name="gr16" draw:layer="layout" draw:type="line" svg:x1="20.501cm" svg:y1="5.724cm" svg:x2="22cm" svg:y2="5.74cm" draw:start-shape="id2" draw:start-glue-point="1" draw:end-shape="id7" draw:end-glue-point="6" svg:d="m20501 5724 1499 16">
          <text:p/>
        </draw:connector>
        <draw:connector draw:style-name="gr16" draw:layer="layout" draw:type="line" svg:x1="20.5cm" svg:y1="7.424cm" svg:x2="22cm" svg:y2="7.539cm" draw:start-shape="id8" draw:start-glue-point="1" draw:end-shape="id9" draw:end-glue-point="6" svg:d="m20500 7424 1500 115">
          <text:p/>
        </draw:connector>
        <draw:connector draw:style-name="gr16" draw:layer="layout" draw:type="line" svg:x1="20.5cm" svg:y1="9.227cm" svg:x2="22cm" svg:y2="9.438cm" draw:start-shape="id10" draw:start-glue-point="1" draw:end-shape="id11" draw:end-glue-point="6" svg:d="m20500 9227 1500 211">
          <text:p/>
        </draw:connector>
        <draw:custom-shape draw:style-name="gr9" draw:text-style-name="P2" draw:layer="layout" svg:width="3.801cm" svg:height="1.398cm" svg:x="16.701cm" svg:y="14.226cm">
          <text:p text:style-name="P6"><text:span text:style-name="T4">wal send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2" draw:id="id12" draw:layer="layout" svg:width="3.801cm" svg:height="1.398cm" svg:x="16.702cm" svg:y="15.926cm">
          <text:p text:style-name="P6"><text:span text:style-name="T4">wal receiver</text:span></text:p>
          <draw:enhanced-geometry svg:viewBox="0 0 21600 21600" draw:type="rectangle" draw:enhanced-path="M 0 0 L 21600 0 21600 21600 0 21600 0 0 Z N"/>
        </draw:custom-shape>
        <draw:connector draw:style-name="gr17" draw:layer="layout" draw:type="line" svg:x1="13.498cm" svg:y1="8.325cm" svg:x2="16.702cm" svg:y2="16.625cm" draw:start-shape="id1" draw:end-shape="id12" draw:end-glue-point="3" svg:d="m13498 8325 3204 8300">
          <text:p/>
        </draw:connecto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">PostgreSQL</text:span><text:span text:style-name="T1">のデータ構造</text:span></text:p>
          </draw:text-box>
        </draw:frame>
        <draw:custom-shape draw:style-name="gr2" draw:text-style-name="P2" draw:layer="layout" svg:width="22.004cm" svg:height="10.799cm" svg:x="1.698cm" svg:y="4.9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52cm" svg:height="1.023cm" svg:x="6.056cm" svg:y="3.739cm">
          <text:p text:style-name="P1">データベースクラスタ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2cm" svg:height="7.4cm" svg:x="3.1cm" svg:y="7.1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2cm" svg:height="1.023cm" svg:x="5.085cm" svg:y="5.94cm">
          <text:p text:style-name="P1">データベース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801cm" svg:height="5cm" svg:x="4.299cm" svg:y="8.7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2cm" svg:height="1.023cm" svg:x="6.417cm" svg:y="7.523cm">
          <text:p text:style-name="P1">スキーマ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199cm" svg:height="2.597cm" svg:x="16.1cm" svg:y="7.126cm">
          <text:p text:style-name="P6">テーブルスペース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5.199cm" svg:height="2.597cm" svg:x="16.1cm" svg:y="11.126cm">
          <text:p text:style-name="P6">テーブルスペース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2.801cm" svg:height="2.598cm" svg:x="5.3cm" svg:y="9.926cm">
          <text:p text:style-name="P6">テーブル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02cm" svg:height="2.598cm" svg:x="8.899cm" svg:y="9.926cm">
          <text:p text:style-name="P6"><text:span text:style-name="T4">インデックス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3.3cm" svg:y1="8.326cm" svg:x2="16.1cm" svg:y2="8.326cm">
          <text:p/>
        </draw:line>
        <draw:line draw:style-name="gr19" draw:text-style-name="P5" draw:layer="layout" svg:x1="11.501cm" svg:y1="10.525cm" svg:x2="16.1cm" svg:y2="8.924cm">
          <text:p/>
        </draw:line>
        <draw:line draw:style-name="gr20" draw:text-style-name="P5" draw:layer="layout" svg:x1="6.901cm" svg:y1="12.524cm" svg:x2="16.1cm" svg:y2="12.925cm">
          <text:p/>
        </draw:lin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標準" presentation:use-footer-name="ftr1" presentation:use-date-time-name="dtd1">
        <draw:frame draw:style-name="gr21" draw:layer="layout" svg:width="21.008cm" svg:height="11.747cm" svg:x="1.892cm" svg:y="4.326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3T19" presentation:use-footer-name="ftr1" presentation:use-date-time-name="dtd1">
        <draw:frame draw:style-name="gr22" draw:layer="layout" svg:width="21.5cm" svg:height="11.5cm" svg:x="1.5cm" svg:y="4.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3" draw:text-style-name="P10" draw:layer="layout" svg:width="2cm" svg:height="1cm" svg:x="5.2cm" svg:y="9.7cm">
          <text:p text:style-name="P6"><text:span text:style-name="T5">トリガ</text:span></text:p>
          <draw:enhanced-geometry svg:viewBox="0 0 21600 21600" draw:text-areas="800 800 20800 20800" draw:type="round-rectangular-callout" draw:modifiers="3184.40779610195 56686.5134865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3.5cm" svg:height="2cm" svg:x="5cm" svg:y="12.6cm">
          <text:p text:style-name="P6"><text:span text:style-name="T5">副問い合わせ</text:span></text:p>
          <text:p text:style-name="P6"><text:span text:style-name="T5">マルチバイト</text:span></text:p>
          <draw:enhanced-geometry svg:viewBox="0 0 21600 21600" draw:text-areas="800 800 20800 20800" draw:type="round-rectangular-callout" draw:modifiers="10759.8971722365 -6649.47526236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3cm" svg:height="1cm" svg:x="7.7cm" svg:y="9cm">
          <text:p text:style-name="P6"><text:span text:style-name="T5">PL/pgSQL</text:span></text:p>
          <draw:enhanced-geometry svg:viewBox="0 0 21600 21600" draw:text-areas="800 800 20800 20800" draw:type="round-rectangular-callout" draw:modifiers="2123.29223592136 56686.5134865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2.5cm" svg:height="1.3cm" svg:x="8.7cm" svg:y="11.8cm">
          <text:p text:style-name="P6"><text:span text:style-name="T5">行ロック</text:span></text:p>
          <text:p text:style-name="P6"><text:span text:style-name="T5">MVCC</text:span></text:p>
          <draw:enhanced-geometry svg:viewBox="0 0 21600 21600" draw:text-areas="800 800 20800 20800" draw:type="round-rectangular-callout" draw:modifiers="6425.58976409436 -10227.2098385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3cm" svg:height="1cm" svg:x="11.5cm" svg:y="7.8cm">
          <text:p text:style-name="P6"><text:span text:style-name="T5">WAL</text:span><text:span text:style-name="T5">ログ</text:span></text:p>
          <text:p text:style-name="P6"><text:span text:style-name="T5">TOAST</text:span></text:p>
          <draw:enhanced-geometry svg:viewBox="0 0 21600 21600" draw:text-areas="800 800 20800 20800" draw:type="round-rectangular-callout" draw:modifiers="2123.29223592136 56686.5134865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3cm" svg:height="1.3cm" svg:x="13.2cm" svg:y="9.7cm">
          <text:p text:style-name="P6"><text:span text:style-name="T5">Concurrent</text:span></text:p>
          <text:p text:style-name="P6"><text:span text:style-name="T5">Vacuum</text:span></text:p>
          <draw:enhanced-geometry svg:viewBox="0 0 21600 21600" draw:text-areas="800 800 20800 20800" draw:type="round-rectangular-callout" draw:modifiers="8953.81539486838 -10227.2098385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3cm" svg:height="1.9cm" svg:x="15.7cm" svg:y="9.1cm">
          <text:p text:style-name="P6"><text:span text:style-name="T5">Windows</text:span></text:p>
          <text:p text:style-name="P6"><text:span text:style-name="T5">対応</text:span></text:p>
          <draw:enhanced-geometry svg:viewBox="0 0 21600 21600" draw:text-areas="800 800 20800 20800" draw:type="round-rectangular-callout" draw:modifiers="8493.16894368544 -14805.26038926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3cm" svg:height="1.9cm" svg:x="15cm" svg:y="4cm">
          <text:p text:style-name="P6"><text:span text:style-name="T5">マルチ</text:span></text:p>
          <text:p text:style-name="P6"><text:span text:style-name="T5">プロセッサ</text:span></text:p>
          <text:p text:style-name="P6"><text:span text:style-name="T5">最適化</text:span></text:p>
          <draw:enhanced-geometry svg:viewBox="0 0 21600 21600" draw:text-areas="800 800 20800 20800" draw:type="round-rectangular-callout" draw:modifiers="29308.6304565145 28406.1020515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1" draw:layer="layout" svg:width="3cm" svg:height="2.5cm" svg:x="21.1cm" svg:y="8cm">
          <text:p text:style-name="P6"><text:span text:style-name="T4">HOT</text:span></text:p>
          <text:p text:style-name="P6"><text:span text:style-name="T4">全文検索</text:span></text:p>
          <text:p text:style-name="P6"><text:span text:style-name="T4">autovacuum</text:span></text:p>
          <draw:enhanced-geometry svg:viewBox="0 0 21600 21600" draw:text-areas="800 800 20800 20800" draw:type="round-rectangular-callout" draw:modifiers="-2828.65711429523 -14310.7556977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1" draw:layer="layout" svg:width="3cm" svg:height="2.5cm" svg:x="22cm" svg:y="1.9cm">
          <text:p text:style-name="P6"><text:span text:style-name="T4">再帰</text:span><text:span text:style-name="T4">SQL</text:span></text:p>
          <text:p text:style-name="P6"><text:span text:style-name="T4">Window</text:span><text:span text:style-name="T4">関数</text:span></text:p>
          <draw:enhanced-geometry svg:viewBox="0 0 21600 21600" draw:text-areas="800 800 20800 20800" draw:type="round-rectangular-callout" draw:modifiers="345.484838387204 32680.68772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1" draw:layer="layout" svg:width="0.502cm" svg:height="1.098cm" svg:x="3.874cm" svg:y="16.2cm">
          <draw:text-box>
            <text:p/>
          </draw:text-box>
        </draw:frame>
        <draw:frame draw:style-name="gr25" draw:text-style-name="P12" draw:layer="layout" svg:width="1.008cm" svg:height="1.2cm" svg:x="3.554cm" svg:y="15.8cm">
          <draw:text-box>
            <text:p text:style-name="P12"><text:span text:style-name="T6">1997</text:span></text:p>
          </draw:text-box>
        </draw:frame>
        <draw:frame draw:style-name="gr25" draw:text-style-name="P12" draw:layer="layout" svg:width="1.008cm" svg:height="1.2cm" svg:x="6.154cm" svg:y="15.801cm">
          <draw:text-box>
            <text:p text:style-name="P12"><text:span text:style-name="T6">1998</text:span></text:p>
          </draw:text-box>
        </draw:frame>
        <draw:frame draw:style-name="gr25" draw:text-style-name="P12" draw:layer="layout" svg:width="1.008cm" svg:height="1.2cm" svg:x="8.754cm" svg:y="15.803cm">
          <draw:text-box>
            <text:p text:style-name="P12"><text:span text:style-name="T6">1999</text:span></text:p>
          </draw:text-box>
        </draw:frame>
        <draw:frame draw:style-name="gr25" draw:text-style-name="P12" draw:layer="layout" svg:width="1.008cm" svg:height="1.2cm" svg:x="9.954cm" svg:y="15.804cm">
          <draw:text-box>
            <text:p text:style-name="P12"><text:span text:style-name="T6">2000</text:span></text:p>
          </draw:text-box>
        </draw:frame>
        <draw:frame draw:style-name="gr25" draw:text-style-name="P12" draw:layer="layout" svg:width="1.008cm" svg:height="1.2cm" svg:x="11.254cm" svg:y="15.805cm">
          <draw:text-box>
            <text:p text:style-name="P12"><text:span text:style-name="T6">2001</text:span></text:p>
          </draw:text-box>
        </draw:frame>
        <draw:frame draw:style-name="gr25" draw:text-style-name="P12" draw:layer="layout" svg:width="1.008cm" svg:height="1.2cm" svg:x="12.554cm" svg:y="15.806cm">
          <draw:text-box>
            <text:p text:style-name="P12"><text:span text:style-name="T6">2002</text:span></text:p>
          </draw:text-box>
        </draw:frame>
        <draw:frame draw:style-name="gr25" draw:text-style-name="P12" draw:layer="layout" svg:width="1.008cm" svg:height="1.2cm" svg:x="15.054cm" svg:y="15.808cm">
          <draw:text-box>
            <text:p text:style-name="P12"><text:span text:style-name="T6">2003</text:span></text:p>
          </draw:text-box>
        </draw:frame>
        <draw:frame draw:style-name="gr25" draw:text-style-name="P12" draw:layer="layout" svg:width="1.008cm" svg:height="1.2cm" svg:x="16.254cm" svg:y="15.809cm">
          <draw:text-box>
            <text:p text:style-name="P12"><text:span text:style-name="T6">2005</text:span></text:p>
          </draw:text-box>
        </draw:frame>
        <draw:frame draw:style-name="gr25" draw:text-style-name="P12" draw:layer="layout" svg:width="1.008cm" svg:height="1.2cm" svg:x="18.854cm" svg:y="15.811cm">
          <draw:text-box>
            <text:p text:style-name="P12"><text:span text:style-name="T6">2006</text:span></text:p>
          </draw:text-box>
        </draw:frame>
        <draw:frame draw:style-name="gr25" draw:text-style-name="P12" draw:layer="layout" svg:width="1.008cm" svg:height="1.2cm" svg:x="20.054cm" svg:y="15.812cm">
          <draw:text-box>
            <text:p text:style-name="P12"><text:span text:style-name="T6">2008</text:span></text:p>
          </draw:text-box>
        </draw:frame>
        <draw:frame draw:style-name="gr25" draw:text-style-name="P12" draw:layer="layout" svg:width="1.008cm" svg:height="1.2cm" svg:x="21.454cm" svg:y="15.813cm">
          <draw:text-box>
            <text:p text:style-name="P12"><text:span text:style-name="T6">2009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13" draw:layer="layout" svg:width="15.24cm" svg:height="11.432cm" svg:x="1.904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18 318" svg:d="m159 0 159 318h-318z"/>
    <draw:marker draw:name="線の終点_20_1" draw:display-name="線の終点 1" svg:viewBox="0 0 210 210" svg:d="m105 0 105 210h-210z"/>
    <draw:marker draw:name="線の終点_20_10" draw:display-name="線の終点 10" svg:viewBox="0 0 210 210" svg:d="m105 0 105 210h-210z"/>
    <draw:marker draw:name="線の終点_20_13" draw:display-name="線の終点 13" svg:viewBox="0 0 210 210" svg:d="m105 0 105 210h-210z"/>
    <draw:marker draw:name="線の終点_20_14" draw:display-name="線の終点 14" svg:viewBox="0 0 210 210" svg:d="m105 0 105 210h-210z"/>
    <draw:marker draw:name="線の終点_20_15" draw:display-name="線の終点 15" svg:viewBox="0 0 210 210" svg:d="m105 0 105 210h-210z"/>
    <draw:marker draw:name="線の終点_20_2" draw:display-name="線の終点 2" svg:viewBox="0 0 210 210" svg:d="m105 0 105 210h-210z"/>
    <draw:marker draw:name="線の終点_20_3" draw:display-name="線の終点 3" svg:viewBox="0 0 210 210" svg:d="m105 0 105 210h-210z"/>
    <draw:marker draw:name="線の終点_20_4" draw:display-name="線の終点 4" svg:viewBox="0 0 210 210" svg:d="m105 0 105 210h-210z"/>
    <draw:marker draw:name="線の終点_20_8" draw:display-name="線の終点 8" svg:viewBox="0 0 210 210" svg:d="m105 0 105 210h-210z"/>
    <draw:marker draw:name="線の終点_20_9" draw:display-name="線の終点 9" svg:viewBox="0 0 210 210" svg:d="m105 0 105 210h-21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X P明朝'" style:font-family-generic="roman" style:font-pitch="variable" fo:font-size="24pt" fo:language="en" fo:country="US" style:font-family-asian="'LX P丸ゴシック'" style:font-family-generic-asian="system" style:font-pitch-asian="variable" style:font-size-asian="24pt" style:language-asian="ja" style:country-asian="JP" style:font-family-complex="'LX P丸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標準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標準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2.86cm" svg:height="3.985cm" svg:x="1.27cm" svg:y="0.358cm" presentation:class="title" presentation:placeholder="true">
        <draw:text-box/>
      </draw:frame>
      <draw:frame presentation:style-name="標準-outline1" draw:layer="backgroundobjects" svg:width="22.86cm" svg:height="12.83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0.001cm" svg:height="0.001cm" svg:x="0cm" svg:y="1.93cm" presentation:class="page"/>
        <draw:frame presentation:style-name="標準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スライド 1</dc:title>
    <meta:initial-creator>t-ishii</meta:initial-creator>
    <meta:creation-date>2005-03-14T09:36:19</meta:creation-date>
    <dc:date>2011-10-24T09:19:42</dc:date>
    <meta:editing-cycles>9</meta:editing-cycles>
    <meta:editing-duration>PT17H30M34S</meta:editing-duration>
    <meta:generator>LibreOffice/3.4$Unix LibreOffice_project/340m1$Build-302</meta:generator>
    <dc:creator>Tatsuo Ishii</dc:creator>
    <meta:document-statistic meta:object-count="132"/>
    <meta:user-defined meta:name="情報 1"/>
    <meta:user-defined meta:name="情報 2"/>
    <meta:user-defined meta:name="情報 3"/>
    <meta:user-defined meta:name="情報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'LX P MaruGothic'" style:font-family-generic="swiss" style:font-pitch="variable" fo:font-size="11.5pt" style:font-family-asian="'LX P MaruGothic'" style:font-family-generic-asian="system" style:font-pitch-asian="variable" style:font-size-asian="11.5pt" style:font-family-complex="'LX P MaruGothic'" style:font-family-generic-complex="system" style:font-pitch-complex="variable" style:font-size-complex="11.5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X P MaruGothic'" style:font-family-generic="swiss" style:font-pitch="variable" fo:font-size="11.5pt" style:font-family-asian="'LX P MaruGothic'" style:font-family-generic-asian="system" style:font-pitch-asian="variable" style:font-size-asian="11.5pt" style:font-family-complex="'LX P MaruGothic'" style:font-family-generic-complex="system" style:font-pitch-complex="variable" style:font-size-complex="11.5pt"/>
    </style:style>
    <style:style style:name="ch5" style:family="chart">
      <style:graphic-properties draw:stroke="solid" svg:stroke-width="0cm" svg:stroke-color="#000000" draw:fill-color="#9999ff"/>
      <style:text-properties fo:font-family="'LX P MaruGothic'" style:font-family-generic="swiss" style:font-pitch="variable" fo:font-size="9.80000019073486pt" style:font-family-asian="'LX P MaruGothic'" style:font-family-generic-asian="system" style:font-pitch-asian="variable" style:font-size-asian="9.80000019073486pt" style:font-family-complex="'LX P MaruGothic'" style:font-family-generic-complex="system" style:font-pitch-complex="variable" style:font-size-complex="9.80000019073486pt"/>
    </style:style>
    <style:style style:name="ch6" style:family="chart">
      <style:graphic-properties draw:stroke="none" draw:fill="none" draw:fill-color="#ffffff"/>
    </style:style>
    <style:style style:name="ch7" style:family="chart">
      <style:graphic-properties draw:stroke="none" draw:fill-color="#999999"/>
    </style:style>
  </office:automatic-styles>
  <office:body>
    <office:chart>
      <chart:chart svg:width="21.501cm" svg:height="11.501cm" chart:class="chart:bar" chart:style-name="ch1">
        <chart:plot-area chart:style-name="ch2" chart:data-source-has-labels="both" svg:x="0.43cm" svg:y="0.433cm" svg:width="20.639cm" svg:height="10.838cm">
          <chart:axis chart:dimension="x" chart:name="primary-x" chart:style-name="ch3">
            <chart:categories table:cell-range-address="local-table.$A$2:.$A$16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16" chart:label-cell-address="local-table.$B$1" chart:class="chart:bar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</table:table-row>
          </table:table-header-rows>
          <table:table-rows>
            <table:table-row>
              <table:table-cell office:value-type="string">
                <text:p>6.1</text:p>
              </table:table-cell>
              <table:table-cell office:value-type="float" office:value="199876">
                <text:p>199876</text:p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222150">
                <text:p>222150</text:p>
              </table:table-cell>
            </table:table-row>
            <table:table-row>
              <table:table-cell office:value-type="string">
                <text:p>6.3</text:p>
              </table:table-cell>
              <table:table-cell office:value-type="float" office:value="259790">
                <text:p>259790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291996">
                <text:p>291996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324307">
                <text:p>324307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370968">
                <text:p>370968</text:p>
              </table:table-cell>
            </table:table-row>
            <table:table-row>
              <table:table-cell office:value-type="string">
                <text:p>7.1</text:p>
              </table:table-cell>
              <table:table-cell office:value-type="float" office:value="411510">
                <text:p>411510</text:p>
              </table:table-cell>
            </table:table-row>
            <table:table-row>
              <table:table-cell office:value-type="string">
                <text:p>7.2</text:p>
              </table:table-cell>
              <table:table-cell office:value-type="float" office:value="464383">
                <text:p>464383</text:p>
              </table:table-cell>
            </table:table-row>
            <table:table-row>
              <table:table-cell office:value-type="string">
                <text:p>7.3</text:p>
              </table:table-cell>
              <table:table-cell office:value-type="float" office:value="485837">
                <text:p>485837</text:p>
              </table:table-cell>
            </table:table-row>
            <table:table-row>
              <table:table-cell office:value-type="string">
                <text:p>7.4</text:p>
              </table:table-cell>
              <table:table-cell office:value-type="float" office:value="563151">
                <text:p>563151</text:p>
              </table:table-cell>
            </table:table-row>
            <table:table-row>
              <table:table-cell office:value-type="string">
                <text:p>8.0</text:p>
              </table:table-cell>
              <table:table-cell office:value-type="float" office:value="633113">
                <text:p>633113</text:p>
              </table:table-cell>
            </table:table-row>
            <table:table-row>
              <table:table-cell office:value-type="string">
                <text:p>8.1</text:p>
              </table:table-cell>
              <table:table-cell office:value-type="float" office:value="674808">
                <text:p>674808</text:p>
              </table:table-cell>
            </table:table-row>
            <table:table-row>
              <table:table-cell office:value-type="string">
                <text:p>8.2</text:p>
              </table:table-cell>
              <table:table-cell office:value-type="float" office:value="761602">
                <text:p>761602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771783">
                <text:p>771783</text:p>
              </table:table-cell>
            </table:table-row>
            <table:table-row>
              <table:table-cell office:value-type="string">
                <text:p>8.4</text:p>
              </table:table-cell>
              <table:table-cell office:value-type="float" office:value="837632">
                <text:p>837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